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EACHERY (62:3-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TREACHERY (62:3-4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aising (62: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otting (62:3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62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TREACHERY (62:3-4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TRUST (62:1-2, 5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TRUST (62:1-2, 5-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advice to himself (62:1-2, 5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advice to his people (62:8-10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-title-Title-Slide" presentation:presentation-page-layout-name="Master1-PPL1" draw:id="Slide-260">
        <draw:frame draw:id="id91" presentation:style-name="a489" draw:name="Title 1" svg:x="1.38in" svg:y="0.83in" svg:width="10.3in" svg:height="4.42in" presentation:class="title" presentation:placeholder="false">
          <draw:text-box>
            <text:p text:style-name="a488" text:class-names="" text:cond-style-name=""><text:span text:style-name="a486" text:class-names=""><text:s text:c="1"/>David's advice to his people (62:8-10)<text:s text:c="1"/></text:span><text:span text:style-name="a487" text:class-names=""/></text:p>
          </draw:text-box>
          <svg:title/>
          <svg:desc/>
        </draw:frame>
        <draw:frame draw:id="id92" presentation:style-name="a494" draw:name="Subtitle 2" svg:x="1.38in" svg:y="5.25in" svg:width="10.3in" svg:height="1.85in" presentation:class="subtitle" presentation:placeholder="false">
          <draw:text-box>
            <text:p text:style-name="a491" text:class-names="" text:cond-style-name=""><text:span text:style-name="a490" text:class-names=""><text:s text:c="1"/>What to do (62:8)<text:s text:c="1"/></text:span></text:p>
            <text:p text:style-name="a493" text:class-names="" text:cond-style-name=""><text:span text:style-name="a492" text:class-names=""/></text:p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What to do (62:8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Place your trust in God (62:8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Pour out your hearts to God (62:8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David's advice to his people (62:8-10)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What to do (62:8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What not to do (62:9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What not to do (62:9-10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Do not become proud (62: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Do not practice extortion (62:1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David's advice to his people (62:8-10)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What to do (62:8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What not to do (62:9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THE TRUST (62:1-2, 5-10)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David's advice to himself (62:1-2, 5-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David's advice to his people (62:8-1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2-tx-Title-and-Text" presentation:presentation-page-layout-name="Master1-PPL12" draw:id="Slide-266">
        <draw:frame draw:id="id103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PSALM 62<text:s text:c="1"/></text:span><text:span text:style-name="a572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THE TREACHERY (62:3-4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TRUST (62:1-2, 5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TRUTHS (62:11-1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TRUTHS (62:11-12):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God reaches out to us (62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God rewards us (62:12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PSALM 62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TREACHERY (62:3-4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TRUST (62:1-2, 5-10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TRUTHS (62:11-1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2 </dc:title>
    <meta:initial-creator>David STRICKLAND</meta:initial-creator>
    <dc:creator>David STRICKLAND</dc:creator>
    <meta:creation-date>2020-02-23T23:19:29Z</meta:creation-date>
    <dc:date>2020-02-23T23:19:30Z</dc:date>
    <meta:template xlink:href="BibleStudy" xlink:type="simple"/>
    <meta:editing-cycles>1</meta:editing-cycles>
    <meta:editing-duration>PT0S</meta:editing-duration>
    <meta:document-statistic meta:paragraph-count="39" meta:word-count="263"/>
  </office:meta>
</office:document-meta>
</file>